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Grafik 13" text:anchor-type="as-char" svg:x="0in" svg:y="0in" svg:width="4.92126in" svg:height="4.93307in" style:rel-width="scale" style:rel-height="scale"><draw:image xlink:href="media/image1.png" xlink:type="simple" xlink:show="embed" xlink:actuate="onLoad"/><svg:title/><svg:desc/></draw:frame><draw:frame draw:style-name="a1" draw:name="Grafik 8" text:anchor-type="as-char" svg:x="0in" svg:y="0in" svg:width="4.92126in" svg:height="4.93307in" style:rel-width="scale" style:rel-height="scale"><draw:image xlink:href="media/image2.png" xlink:type="simple" xlink:show="embed" xlink:actuate="onLoad"/><svg:title/><svg:desc/></draw:frame><text:soft-page-break/><draw:frame draw:style-name="a2" draw:name="Grafik 9" text:anchor-type="as-char" svg:x="0in" svg:y="0in" svg:width="4.92126in" svg:height="4.93307in" style:rel-width="scale" style:rel-height="scale"><draw:image xlink:href="media/image3.png" xlink:type="simple" xlink:show="embed" xlink:actuate="onLoad"/><svg:title/><svg:desc/></draw:frame><draw:frame draw:style-name="a3" draw:name="Grafik 10" text:anchor-type="as-char" svg:x="0in" svg:y="0in" svg:width="4.92126in" svg:height="4.93307in" style:rel-width="scale" style:rel-height="scale"><draw:image xlink:href="media/image4.png" xlink:type="simple" xlink:show="embed" xlink:actuate="onLoad"/><svg:title/><svg:desc/></draw:frame><text:soft-page-break/><draw:frame draw:style-name="a4" draw:name="Grafik 11" text:anchor-type="as-char" svg:x="0in" svg:y="0in" svg:width="4.92126in" svg:height="4.93307in" style:rel-width="scale" style:rel-height="scale"><draw:image xlink:href="media/image5.png" xlink:type="simple" xlink:show="embed" xlink:actuate="onLoad"/><svg:title/><svg:desc/></draw:frame><draw:frame draw:style-name="a5" draw:name="Grafik 12" text:anchor-type="as-char" svg:x="0in" svg:y="0in" svg:width="4.92126in" svg:height="4.93307in" style:rel-width="scale" style:rel-height="scale"><draw:image xlink:href="media/image6.png" xlink:type="simple" xlink:show="embed" xlink:actuate="onLoad"/><svg:title/><svg:desc/></draw:frame></text:p>
      <text:soft-page-break/>
      <text:p text:style-name="P2"><draw:frame draw:style-name="a6" draw:name="Grafik 15" text:anchor-type="as-char" svg:x="0in" svg:y="0in" svg:width="4.92126in" svg:height="4.93307in" style:rel-width="scale" style:rel-height="scale"><draw:image xlink:href="media/image7.png" xlink:type="simple" xlink:show="embed" xlink:actuate="onLoad"/><svg:title/><svg:desc/></draw:frame><draw:frame draw:style-name="a7" draw:name="Grafik 11" text:anchor-type="as-char" svg:x="0in" svg:y="0in" svg:width="4.92126in" svg:height="4.93307in" style:rel-width="scale" style:rel-height="scale"><draw:image xlink:href="media/image8.png" xlink:type="simple" xlink:show="embed" xlink:actuate="onLoad"/><svg:title/><svg:desc/></draw:frame><text:soft-page-break/><draw:frame draw:style-name="a8" draw:name="Grafik 13" text:anchor-type="as-char" svg:x="0in" svg:y="0in" svg:width="4.92126in" svg:height="4.93307in" style:rel-width="scale" style:rel-height="scale"><draw:image xlink:href="media/image9.png" xlink:type="simple" xlink:show="embed" xlink:actuate="onLoad"/><svg:title/><svg:desc/></draw:frame><draw:frame draw:style-name="a9" draw:name="Grafik 14" text:anchor-type="as-char" svg:x="0in" svg:y="0in" svg:width="4.92126in" svg:height="4.93307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0.984in" fo:margin-bottom="0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bi</meta:initial-creator>
    <dc:creator>Bobi</dc:creator>
    <meta:creation-date>2022-02-19T14:30:00Z</meta:creation-date>
    <dc:date>2022-02-19T18:21:00Z</dc:date>
    <meta:print-date>2022-02-19T14:29:00Z</meta:print-date>
    <meta:template xlink:href="Normal.dotm" xlink:type="simple"/>
    <meta:editing-cycles>3</meta:editing-cycles>
    <meta:editing-duration>PT0S</meta:editing-duration>
    <meta:document-statistic meta:page-count="5" meta:paragraph-count="1" meta:word-count="1" meta:character-count="11" meta:row-count="1" meta:non-whitespace-character-count="11"/>
  </office:meta>
</office:document-meta>
</file>